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: <text:span text:style-name="T1">Chunk</text:span></text:p>
      <text:p text:style-name="P2">Race: Troll</text:p>
      <text:p text:style-name="P1">Background: Well-Meaning Simpleton</text:p>
      <text:p text:style-name="P1"/>
      <text:p text:style-name="P1">Level: 5</text:p>
      <text:p text:style-name="P1">10320 XP</text:p>
      <text:p text:style-name="P1">Armor: 22 (Base 1+Dex 3+Plate Armor+18)</text:p>
      <text:p text:style-name="P1">Initiative: 6</text:p>
      <text:p text:style-name="P1">Speed: Dex 3x5=15ft</text:p>
      <text:p text:style-name="P1">Stats 70/30/20/32</text:p>
      <text:p text:style-name="P1">Health:60/100</text:p>
      <text:p text:style-name="P1"/>
      <text:p text:style-name="P1">Attacks: Earthbreaker Power Attack: 85 to Hit, 1d12 per success + 7 + 5 + [n] where n=successes</text:p>
      <text:p text:style-name="P1"/>
      <text:p text:style-name="P1">Talents:</text:p>
      <text:p text:style-name="P1"><text:bookmark text:name="docs-internal-guid-85b62cac-7fff-f6b2-62ee-2254ea3f1c7b"/><text:span text:style-name="T3">SPECIAL</text:span><text:span text:style-name="T2">: Trolls regain 15 hp at the start of every shot order. Out of combat, they heal 10 HP a minute. This is disabled when attacked with acid or fire. This ability does not continue if the troll dies.</text:span> </text:p>
      <text:p text:style-name="P1"><text:span text:style-name="T1">Thick Skin</text:span>: You have acquired enough callouses or scars to act as a semi-effective barrier against injury. Gain 1 armor. You may take this talent up to 3 times.</text:p>
      <text:p text:style-name="P1"><text:span text:style-name="T1">Hardy</text:span>: You have a naturally strong immune system. You gain +10 to saves against diseases. You may take this talent again. If you do, you gain +10 against poison, as well.</text:p>
      <text:p text:style-name="P1"><text:span text:style-name="T1">Poison Resistant</text:span>: You have immunity to most basic poisons, either as a natural quirk of your race or due to built-up tolerances. You are immune to any poison in a non-distilled form, and gain a +20 bonus against any other nonmagical poison.</text:p>
      <text:p text:style-name="P1"><text:span text:style-name="T1">Relentless</text:span>: Death has no claim on you. Instead of rolling 3 death saving throws, you are required to roll 5 before dying. You must fail all to perish.</text:p>
      <text:p text:style-name="P1"><text:span text:style-name="T1">Power Attack</text:span>: <text:span text:style-name="T4">You swing with all of you might, recklessly throwing your full weight into the attack. You may add (your health modifier + 1 per success beyond basic) to the damage of an attack, but doing so gives enemies a +10 bonus to hit you until your next turn.</text:span></text:p>
      <text:p text:style-name="P1"><text:span text:style-name="T1">Full Control</text:span>: You have significantly better control of yourself, and can throw your weight around without opening yourself up to harm. You no longer take a defense penalty when using PA</text:p>
      <text:p text:style-name="P1"><text:span text:style-name="T1">Two-Handed Specialization</text:span>: You have received a great deal of experience or training in the usage of heftier weapons. When wielding a two-handed weapon and attacking with Health, you receive a +10 bonus to hit.</text:p>
      <text:p text:style-name="P3">Healthy 3<text:span text:style-name="T4">: +5+10+15 HP</text:span></text:p>
      <text:p text:style-name="P2"/>
      <text:p text:style-name="P1">Items:</text:p>
      <text:p text:style-name="P4">916 gold, 23 silver, 5 copper</text:p>
      <text:p text:style-name="P4">14 days of rations. <text:span text:style-name="T1">TRACK FOOD HEAVILY SO MELVIN DOESNT MAKE YOU EAT PARTY</text:span></text:p>
      <text:p text:style-name="P4">Steel Earthbreaker, 1d12</text:p>
      <text:p text:style-name="P4">1 Coffin Lid</text:p>
      <text:p text:style-name="P4">Ankheg Plate Armor, Mastercrafted +18 Armor, 55 lbs</text:p>
      <text:p text:style-name="P4">basic camping supplies Large Tent, a bedroll, 50 ft of rope, flint and tinder, fishing rod and line</text:p>
      <text:p text:style-name="P4">a set of poor quality travelling clothes</text:p>
      <text:p text:style-name="P4">Washba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5H26M6S</meta:editing-duration>
    <meta:editing-cycles>102</meta:editing-cycles>
    <meta:generator>OpenOffice/4.1.6$Win32 OpenOffice.org_project/416m1$Build-9790</meta:generator>
    <dc:date>2020-06-24T00:35:33.23</dc:date>
    <meta:document-statistic meta:table-count="0" meta:image-count="0" meta:object-count="0" meta:page-count="1" meta:paragraph-count="30" meta:word-count="393" meta:character-count="2229"/>
    <meta:user-defined meta:name="Info 1"/>
    <meta:user-defined meta:name="Info 2"/>
    <meta:user-defined meta:name="Info 3"/>
    <meta:user-defined meta:name="Info 4"/>
  </office:meta>
</office:document-meta>
</file>